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d1d75" draw:textarea-horizontal-align="justify" draw:textarea-vertical-align="top" draw:auto-grow-height="false" fo:min-height="2.608cm" fo:min-width="2.6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2.608cm" fo:min-width="2.675cm"/>
      <style:paragraph-properties style:writing-mode="lr-tb"/>
    </style:style>
    <style:style style:name="gr3" style:family="graphic" style:parent-style-name="objectwithoutfill">
      <style:graphic-properties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59cm" draw:marker-start-width="0.438cm" draw:marker-end="Arrowheads_20_2" draw:marker-end-width="0.538cm" draw:fill="none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159cm" draw:marker-start-width="0.438cm" draw:marker-end="Arrowheads_20_3" draw:marker-end-width="0.5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draw:marker-start-width="0.438cm" draw:marker-end="Arrowheads_20_4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draw:marker-start-width="0.438cm" draw:marker-end="Arrowheads_20_5" draw:marker-end-width="0.538cm" draw:fill="none" draw:textarea-vertical-align="middle" fo:padding-top="0.204cm" fo:padding-bottom="0.204cm" fo:padding-left="0.329cm" fo:padding-right="0.329cm"/>
    </style:style>
    <style:style style:name="gr8" style:family="graphic" style:parent-style-name="objectwithoutfill">
      <style:graphic-properties svg:stroke-width="0.159cm" draw:marker-start-width="0.438cm" draw:marker-end="Arrowheads_20_6" draw:marker-end-width="0.538cm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fill-color="#ffff38" draw:textarea-horizontal-align="justify" draw:textarea-vertical-align="middle" draw:auto-grow-height="false" fo:min-height="0.648cm" fo:min-width="0.39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fill="none" draw:textarea-vertical-align="middle" draw:auto-grow-height="false" fo:min-height="8.191cm" fo:min-width="0.391cm" fo:wrap-option="wrap"/>
    </style:style>
    <style:style style:name="co1" style:family="table-column">
      <style:table-column-properties style:column-width="3.446cm" style:use-optimal-column-width="false"/>
    </style:style>
    <style:style style:name="co2" style:family="table-column">
      <style:table-column-properties style:column-width="3.453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4" style:family="table-cell">
      <style:text-properties fo:color="#f10d0c" loext:opacity="100%" fo:font-weight="bold" style:font-weight-asian="bold" style:font-weight-complex="bold"/>
    </style:style>
    <style:style style:name="ce5" style:family="table-cell">
      <loext:graphic-properties draw:textarea-vertical-align="middle"/>
      <style:paragraph-properties fo:text-align="center"/>
      <style:text-properties fo:color="#f10d0c" loext:opacity="100%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textarea-vertical-align="middle"/>
      <style:paragraph-properties fo:text-align="center"/>
      <style:text-properties fo:color="#00a933" loext:opacity="100%"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2" style:family="paragraph">
      <loext:graphic-properties draw:fill-color="#8d1d75"/>
      <style:paragraph-properties fo:text-align="center"/>
      <style:text-properties fo:color="#ffffff" loext:opacity="100%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38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color="#f10d0c" loext:opacity="100%" fo:font-weight="bold" style:font-weight-asian="bold" style:font-weight-complex="bold"/>
    </style:style>
    <style:style style:name="P11" style:family="paragraph">
      <style:paragraph-properties fo:text-align="center"/>
      <style:text-properties fo:color="#f10d0c" loext:opacity="100%"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text-align="center"/>
      <style:text-properties fo:color="#00a933" loext:opacity="100%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ff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JetBrains Mono" style:font-size-asian="18pt" style:font-style-asian="normal" style:font-weight-asian="bold" style:font-name-complex="JetBrains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10d0c" loext:opacity="10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JetBrains Mono" style:font-size-asian="18pt" style:font-style-asian="normal" style:font-weight-asian="bold" style:font-name-complex="JetBrains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10d0c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a933" loext:opacity="10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JetBrains Mono" style:font-size-asian="18pt" style:font-style-asian="normal" style:font-weight-asian="bold" style:font-name-complex="JetBrains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a933" loext:opacity="100%" fo:font-weight="bold" style:font-weight-asian="bold" style:font-weight-complex="bold"/>
    </style:style>
    <style:style style:name="T9" style:family="text">
      <style:text-properties fo:color="#00a933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175cm" svg:height="2.858cm" svg:x="13.382cm" svg:y="28.62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175cm" svg:height="2.858cm" svg:x="13.382cm" svg:y="25.129cm">
          <text:p text:style-name="P1"><text:span text:style-name="T1"><text:s/></text:span><text:span text:style-name="T1">n +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175cm" svg:height="2.858cm" svg:x="13.382cm" svg:y="21.637cm">
          <text:p text:style-name="P1"><text:span text:style-name="T1">n + 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175cm" svg:height="2.858cm" svg:x="15.605cm" svg:y="18.145cm">
          <text:p text:style-name="P3">n + 3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175cm" svg:height="2.858cm" svg:x="10.842cm" svg:y="15.922cm">
          <text:p text:style-name="P3">n + 4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3.175cm" svg:height="2.858cm" svg:x="15.605cm" svg:y="14.652cm">
          <text:p text:style-name="P3">n + 5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175cm" svg:height="2.858cm" svg:x="10.842cm" svg:y="12.43cm">
          <text:p text:style-name="P3">n + 6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s" svg:x1="12.429cm" svg:y1="15.288cm" svg:x2="12.429cm" svg:y2="15.922cm" draw:start-shape="id1" draw:start-glue-point="2" draw:end-shape="id2" draw:end-glue-point="0" svg:d="M12429 15288v501-368 501" svg:viewBox="0 0 1 635">
          <text:p/>
        </draw:connector>
        <draw:connector draw:style-name="gr4" draw:text-style-name="P4" draw:layer="layout" draw:type="lines" svg:x1="12.429cm" svg:y1="18.78cm" svg:x2="14.969cm" svg:y2="21.637cm" draw:start-shape="id2" draw:start-glue-point="2" draw:end-shape="id3" draw:end-glue-point="0" svg:d="M12429 18780v501l2540 1855v501" svg:viewBox="0 0 2541 2858">
          <text:p/>
        </draw:connector>
        <draw:connector draw:style-name="gr5" draw:text-style-name="P4" draw:layer="layout" draw:type="lines" svg:x1="17.192cm" svg:y1="21.003cm" svg:x2="14.969cm" svg:y2="21.637cm" draw:start-shape="id4" draw:start-glue-point="2" draw:end-shape="id3" draw:end-glue-point="0" svg:d="M17192 21003v501l-2223-368v501" svg:viewBox="0 0 2224 635">
          <text:p/>
        </draw:connector>
        <draw:connector draw:style-name="gr6" draw:text-style-name="P4" draw:layer="layout" draw:type="lines" svg:x1="17.192cm" svg:y1="17.51cm" svg:x2="17.192cm" svg:y2="18.145cm" draw:start-shape="id5" draw:start-glue-point="2" draw:end-shape="id4" draw:end-glue-point="0" svg:d="M17192 17510v501-367 501" svg:viewBox="0 0 1 636">
          <text:p/>
        </draw:connector>
        <draw:connector draw:style-name="gr7" draw:text-style-name="P4" draw:layer="layout" draw:type="lines" svg:x1="14.969cm" svg:y1="24.495cm" svg:x2="14.969cm" svg:y2="25.129cm" draw:start-shape="id3" draw:start-glue-point="2" draw:end-shape="id6" svg:d="M14969 24495v501-368 501" svg:viewBox="0 0 1 635">
          <text:p/>
        </draw:connector>
        <draw:connector draw:style-name="gr8" draw:text-style-name="P4" draw:layer="layout" draw:type="lines" svg:x1="14.969cm" svg:y1="27.987cm" svg:x2="14.969cm" svg:y2="28.622cm" draw:start-shape="id6" draw:start-glue-point="2" draw:end-shape="id7" svg:d="M14969 27987v501-367 501" svg:viewBox="0 0 1 636">
          <text:p/>
        </draw:connector>
        <draw:custom-shape draw:style-name="gr9" draw:text-style-name="P5" draw:layer="layout" svg:width="1.27cm" svg:height="1.27cm" svg:x="11.795cm" svg:y="16.875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27cm" svg:height="1.27cm" svg:x="16.557cm" svg:y="19.097cm">
          <text:p text:style-name="P3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5.125cm" svg:height="0.962cm" svg:x="10.207cm" svg:y="10.207cm">
          <draw:text-box>
            <text:p>‘Longest’ branch</text:p>
          </draw:text-box>
        </draw:frame>
        <draw:custom-shape draw:style-name="gr11" draw:text-style-name="P4" draw:layer="layout" svg:width="1.27cm" svg:height="9.207cm" svg:x="17.51cm" svg:y="21.95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0" draw:text-style-name="P6" draw:layer="layout" svg:width="4.024cm" svg:height="0.962cm" svg:x="19.732cm" svg:y="26.082cm">
          <draw:text-box>
            <text:p>Rooted slots</text:p>
          </draw:text-box>
        </draw:frame>
      </draw:page>
      <draw:page draw:name="page2" draw:style-name="dp1" draw:master-page-name="Default">
        <draw:frame draw:style-name="gr10" draw:text-style-name="P6" draw:layer="layout" svg:width="25.322cm" svg:height="1.673cm" svg:x="1.952cm" svg:y="2.819cm">
          <draw:text-box>
            <text:p><text:span text:style-name="T2">account_audit</text:span> table stores all versions of accounts with information about its data, slot, </text:p>
            <text:p>write version, transaction signature which performed this modification</text:p>
          </draw:text-box>
        </draw:frame>
        <draw:frame draw:style-name="gr10" draw:text-style-name="P6" draw:layer="layout" svg:width="27.567cm" svg:height="8.072cm" svg:x="1.69cm" svg:y="5.445cm">
          <draw:text-box>
            <text:p>Replay methods require account states <text:span text:style-name="T2">right </text:span><text:span text:style-name="T2">befo</text:span><text:span text:style-name="T2">re</text:span> transaction execution, account_audit stores</text:p>
            <text:p>account states <text:span text:style-name="T2">right </text:span><text:span text:style-name="T2">after</text:span> transaction execution. DB method <text:span text:style-name="T3">get_</text:span><text:span text:style-name="T3">pre_</text:span><text:span text:style-name="T3">acco</text:span><text:span text:style-name="T3">unts </text:span><text:span text:style-name="T4">retur</text:span><text:span text:style-name="T4">ns</text:span></text:p>
            <text:p><text:span text:style-name="T4">State</text:span><text:span text:style-name="T4">s of </text:span><text:span text:style-name="T4">a </text:span><text:span text:style-name="T4">given </text:span><text:span text:style-name="T4">acco</text:span><text:span text:style-name="T4">unts </text:span><text:span text:style-name="T4">in a </text:span><text:span text:style-name="T4">mom</text:span><text:span text:style-name="T4">ent </text:span><text:span text:style-name="T4">right </text:span><text:span text:style-name="T4">befor</text:span><text:span text:style-name="T4">e </text:span><text:span text:style-name="T4">speci</text:span><text:span text:style-name="T4">fic </text:span><text:span text:style-name="T4">trans</text:span><text:span text:style-name="T4">actio</text:span><text:span text:style-name="T4">ns </text:span><text:span text:style-name="T4">was </text:span><text:span text:style-name="T4">exec</text:span><text:span text:style-name="T4">uted.</text:span></text:p>
            <text:p><text:span text:style-name="T4"/></text:p>
            <text:p><text:span text:style-name="T3">Tabl</text:span><text:span text:style-name="T3">e </text:span><text:span text:style-name="T3">desc</text:span><text:span text:style-name="T3">ripti</text:span><text:span text:style-name="T3">on</text:span></text:p>
            <text:p><text:span text:style-name="T4">Row</text:span><text:span text:style-name="T4">s are </text:span><text:span text:style-name="T4">trans</text:span><text:span text:style-name="T4">actio</text:span><text:span text:style-name="T4">n in </text:span><text:span text:style-name="T4">an </text:span><text:span text:style-name="T4">order </text:span><text:span text:style-name="T4">of </text:span><text:span text:style-name="T4">occu</text:span><text:span text:style-name="T4">rrenc</text:span><text:span text:style-name="T4">e </text:span><text:span text:style-name="T4">(bigg</text:span><text:span text:style-name="T4">er </text:span><text:span text:style-name="T4">num</text:span><text:span text:style-name="T4">ber – </text:span><text:span text:style-name="T4">‘youn</text:span><text:span text:style-name="T4">ger’ </text:span><text:span text:style-name="T4">trans</text:span><text:span text:style-name="T4">actio</text:span><text:span text:style-name="T4">n)</text:span></text:p>
            <text:p><text:span text:style-name="T4">Each </text:span><text:span text:style-name="T3">W</text:span><text:span text:style-name="T4"> </text:span><text:span text:style-name="T4">repre</text:span><text:span text:style-name="T4">sent </text:span><text:span text:style-name="T4">acco</text:span><text:span text:style-name="T4">unt </text:span><text:span text:style-name="T4">versi</text:span><text:span text:style-name="T4">on </text:span><text:span text:style-name="T4">writte</text:span><text:span text:style-name="T4">n in </text:span><text:span text:style-name="T4">acco</text:span><text:span text:style-name="T4">unt_</text:span><text:span text:style-name="T4">audit </text:span><text:span text:style-name="T4">table </text:span><text:span text:style-name="T4">(writ</text:span><text:span text:style-name="T4">able </text:span><text:span text:style-name="T4">acco</text:span><text:span text:style-name="T4">unt)</text:span></text:p>
            <text:p><text:span text:style-name="T4">Each </text:span><text:span text:style-name="T3">R</text:span><text:span text:style-name="T4"> </text:span><text:span text:style-name="T4">repre</text:span><text:span text:style-name="T4">sents </text:span><text:span text:style-name="T4">read-</text:span><text:span text:style-name="T4">only </text:span><text:span text:style-name="T4">acco</text:span><text:span text:style-name="T4">unt </text:span><text:span text:style-name="T4">for </text:span><text:span text:style-name="T4">given </text:span><text:span text:style-name="T4">trans</text:span><text:span text:style-name="T4">actio</text:span><text:span text:style-name="T4">n</text:span></text:p>
            <text:p><text:span text:style-name="T4">We </text:span><text:span text:style-name="T4">want </text:span><text:span text:style-name="T4">to </text:span><text:span text:style-name="T4">deter</text:span><text:span text:style-name="T4">mine </text:span><text:span text:style-name="T4">preli</text:span><text:span text:style-name="T4">mina</text:span><text:span text:style-name="T4">ry </text:span><text:span text:style-name="T4">acco</text:span><text:span text:style-name="T4">unts </text:span><text:span text:style-name="T4">state</text:span><text:span text:style-name="T4">s for </text:span><text:span text:style-name="T4">trans</text:span><text:span text:style-name="T4">actio</text:span><text:span text:style-name="T4">n 10 </text:span><text:span text:style-name="T4">– this </text:span><text:span text:style-name="T4">row </text:span><text:span text:style-name="T4">is </text:span><text:span text:style-name="T5">RED</text:span></text:p>
            <text:p><text:span text:style-name="T4">Desir</text:span><text:span text:style-name="T4">able </text:span><text:span text:style-name="T4">acco</text:span><text:span text:style-name="T4">unt </text:span><text:span text:style-name="T4">state</text:span><text:span text:style-name="T4">s for </text:span><text:span text:style-name="T4">this </text:span><text:span text:style-name="T4">trans</text:span><text:span text:style-name="T4">actio</text:span><text:span text:style-name="T4">n are </text:span><text:span text:style-name="T4">color</text:span><text:span text:style-name="T4">ed</text:span><text:span text:style-name="T6"> </text:span><text:span text:style-name="T7">GRE</text:span><text:span text:style-name="T7">EN</text:span></text:p>
            <text:p><text:span text:style-name="T6"/></text:p>
          </draw:text-box>
        </draw:frame>
        <draw:frame draw:style-name="standard" draw:layer="layout" svg:width="24.128cm" svg:height="15.664cm" svg:x="2.917cm" svg:y="15.2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Trxs</text:p>
              </table:table-cell>
              <table:table-cell>
                <text:p text:style-name="P7">Acc 1</text:p>
              </table:table-cell>
              <table:table-cell>
                <text:p text:style-name="P7">Acc 2</text:p>
              </table:table-cell>
              <table:table-cell>
                <text:p text:style-name="P7">Acc 3</text:p>
              </table:table-cell>
              <table:table-cell>
                <text:p text:style-name="P7">Acc 4</text:p>
              </table:table-cell>
              <table:table-cell>
                <text:p text:style-name="P7">Acc 5</text:p>
              </table:table-cell>
              <table:table-cell>
                <text:p text:style-name="P7">Acc 6</text:p>
              </table:table-cell>
            </table:table-row>
            <table:table-row table:style-name="ro1" table:default-cell-style-name="ce3">
              <table:table-cell table:style-name="ce2">
                <text:p text:style-name="P8">Trx 12</text:p>
              </table:table-cell>
              <table:table-cell/>
              <table:table-cell>
                <text:p text:style-name="P9">W</text:p>
              </table:table-cell>
              <table:table-cell>
                <text:p text:style-name="P9">R</text:p>
              </table:table-cell>
              <table:table-cell/>
              <table:table-cell>
                <text:p text:style-name="P9">W</text:p>
              </table:table-cell>
              <table:table-cell>
                <text:p text:style-name="P9">W</text:p>
              </table:table-cell>
            </table:table-row>
            <table:table-row table:style-name="ro1" table:default-cell-style-name="ce3">
              <table:table-cell table:style-name="ce2">
                <text:p text:style-name="P8">Trx 11</text:p>
              </table:table-cell>
              <table:table-cell>
                <text:p text:style-name="P9">W</text:p>
              </table:table-cell>
              <table:table-cell/>
              <table:table-cell>
                <text:p text:style-name="P9">W</text:p>
              </table:table-cell>
              <table:table-cell/>
              <table:table-cell/>
              <table:table-cell/>
            </table:table-row>
            <table:table-row table:style-name="ro1" table:default-cell-style-name="ce5">
              <table:table-cell table:style-name="ce4">
                <text:p text:style-name="P10">Trx 10</text:p>
              </table:table-cell>
              <table:table-cell>
                <text:p text:style-name="P11">R</text:p>
              </table:table-cell>
              <table:table-cell>
                <text:p text:style-name="P11">W</text:p>
              </table:table-cell>
              <table:table-cell>
                <text:p text:style-name="P11">W</text:p>
              </table:table-cell>
              <table:table-cell>
                <text:p text:style-name="P11">W</text:p>
              </table:table-cell>
              <table:table-cell/>
              <table:table-cell>
                <text:p text:style-name="P11">R</text:p>
              </table:table-cell>
            </table:table-row>
            <table:table-row table:style-name="ro1" table:default-cell-style-name="ce3">
              <table:table-cell table:style-name="ce2">
                <text:p text:style-name="P8">Trx 9</text:p>
              </table:table-cell>
              <table:table-cell table:style-name="ce6">
                <text:p text:style-name="P9"><text:span text:style-name="T8">W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 table:style-name="ce2">
                <text:p text:style-name="P8">Trx 8</text:p>
              </table:table-cell>
              <table:table-cell/>
              <table:table-cell/>
              <table:table-cell table:style-name="ce6">
                <text:p text:style-name="P12"><text:span text:style-name="T9">W</text:span></text:p>
              </table:table-cell>
              <table:table-cell>
                <text:p text:style-name="P9">R</text:p>
              </table:table-cell>
              <table:table-cell/>
              <table:table-cell table:style-name="ce6">
                <text:p text:style-name="P12"><text:span text:style-name="T9">W</text:span></text:p>
              </table:table-cell>
            </table:table-row>
            <table:table-row table:style-name="ro1" table:default-cell-style-name="ce3">
              <table:table-cell table:style-name="ce2">
                <text:p text:style-name="P8">Trx 7</text:p>
              </table:table-cell>
              <table:table-cell>
                <text:p text:style-name="P9">W</text:p>
              </table:table-cell>
              <table:table-cell>
                <text:p text:style-name="P9">R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 table:style-name="ce2">
                <text:p text:style-name="P8">Trx 6</text:p>
              </table:table-cell>
              <table:table-cell/>
              <table:table-cell/>
              <table:table-cell/>
              <table:table-cell table:style-name="ce6">
                <text:p text:style-name="P12"><text:span text:style-name="T9">W</text:span></text:p>
              </table:table-cell>
              <table:table-cell/>
              <table:table-cell/>
            </table:table-row>
            <table:table-row table:style-name="ro1" table:default-cell-style-name="ce3">
              <table:table-cell table:style-name="ce2">
                <text:p text:style-name="P8">Trx 5</text:p>
              </table:table-cell>
              <table:table-cell>
                <text:p text:style-name="P9">R</text:p>
              </table:table-cell>
              <table:table-cell table:style-name="ce6">
                <text:p text:style-name="P12"><text:span text:style-name="T9">W</text:span></text:p>
              </table:table-cell>
              <table:table-cell>
                <text:p text:style-name="P9">W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2">
                <text:p text:style-name="P8">Trx 4</text:p>
              </table:table-cell>
              <table:table-cell/>
              <table:table-cell/>
              <table:table-cell/>
              <table:table-cell>
                <text:p text:style-name="P9">R</text:p>
              </table:table-cell>
              <table:table-cell/>
              <table:table-cell>
                <text:p text:style-name="P9">W</text:p>
              </table:table-cell>
            </table:table-row>
            <table:table-row table:style-name="ro1" table:default-cell-style-name="ce3">
              <table:table-cell table:style-name="ce2">
                <text:p text:style-name="P8">Trx 3</text:p>
              </table:table-cell>
              <table:table-cell/>
              <table:table-cell/>
              <table:table-cell/>
              <table:table-cell>
                <text:p text:style-name="P9">W</text:p>
              </table:table-cell>
              <table:table-cell>
                <text:p text:style-name="P9">W</text:p>
              </table:table-cell>
              <table:table-cell/>
            </table:table-row>
            <table:table-row table:style-name="ro1" table:default-cell-style-name="ce3">
              <table:table-cell table:style-name="ce2">
                <text:p text:style-name="P8">Trx 2</text:p>
              </table:table-cell>
              <table:table-cell>
                <text:p text:style-name="P9">R</text:p>
              </table:table-cell>
              <table:table-cell>
                <text:p text:style-name="P9">W</text:p>
              </table:table-cell>
              <table:table-cell/>
              <table:table-cell/>
              <table:table-cell>
                <text:p text:style-name="P9">W</text:p>
              </table:table-cell>
              <table:table-cell/>
            </table:table-row>
            <table:table-row table:style-name="ro1" table:default-cell-style-name="ce3">
              <table:table-cell table:style-name="ce2">
                <text:p text:style-name="P8">Trx 1</text:p>
              </table:table-cell>
              <table:table-cell>
                <text:p text:style-name="P9">W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6T12:42:45.334854334</meta:creation-date>
    <dc:date>2022-08-26T13:13:51.807322264</dc:date>
    <meta:editing-duration>PT20M14S</meta:editing-duration>
    <meta:editing-cycles>6</meta:editing-cycles>
    <meta:generator>LibreOffice/7.3.5.2$Linux_X86_64 LibreOffice_project/30$Build-2</meta:generator>
    <meta:document-statistic meta:object-count="21"/>
  </office:meta>
</office:document-meta>
</file>